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130">
      <style:text-properties fo:font-weight="bold" style:font-weight-asian="bold" style:font-weight-complex="bold"/>
    </style:style>
    <style:style style:name="ce5" style:family="table-cell" style:parent-style-name="Default" style:data-style-name="N10130"/>
    <style:style style:name="ce11" style:family="table-cell" style:parent-style-name="Default" style:data-style-name="N10130">
      <style:text-properties style:text-underline-style="solid" style:text-underline-type="double" style:text-underline-width="auto" style:text-underline-color="font-color"/>
    </style:style>
    <style:style style:name="ce13" style:family="table-cell" style:parent-style-name="Default" style:data-style-name="N1"/>
    <style:style style:name="ce14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/>
      <table:table table:name="Ein-Ausgabe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6378" table:default-cell-style-name="Default"/>
        <table:table-row table:style-name="ro1">
          <table:table-cell table:style-name="ce1" office:value-type="string" calcext:value-type="string">
            <text:p>Quelle</text:p>
          </table:table-cell>
          <table:table-cell table:style-name="ce2" office:value-type="string" calcext:value-type="string">
            <text:p>Datum</text:p>
          </table:table-cell>
          <table:table-cell table:style-name="ce4" office:value-type="string" calcext:value-type="string">
            <text:p>Betrag</text:p>
          </table:table-cell>
          <table:table-cell table:style-name="ce1" office:value-type="string" calcext:value-type="string">
            <text:p>Anmerkung</text:p>
          </table:table-cell>
          <table:table-cell table:style-name="ce1"/>
          <table:table-cell table:style-name="ce1" office:value-type="string" calcext:value-type="string">
            <text:p>Kontostan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Halil Bey Edeka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33.49" calcext:value-type="currency">
            <text:p>33.49 €</text:p>
          </table:table-cell>
          <table:table-cell table:number-columns-repeated="2"/>
          <table:table-cell table:style-name="ce11" table:formula="of:=SUM([.C2:.C100])" office:value-type="currency" office:currency="EUR" office:value="188.8" calcext:value-type="currency">
            <text:p>188.80 €</text:p>
          </table:table-cell>
          <table:table-cell table:style-name="ce3"/>
          <table:table-cell table:style-name="ce13"/>
          <table:table-cell table:number-columns-repeated="16376"/>
        </table:table-row>
        <table:table-row table:style-name="ro1">
          <table:table-cell office:value-type="string" calcext:value-type="string">
            <text:p>Halil Bey Netto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11.78" calcext:value-type="currency">
            <text:p>11.78 €</text:p>
          </table:table-cell>
          <table:table-cell office:value-type="string" calcext:value-type="string">
            <text:p>Beschwerde: kaum mehr Trinkgeld</text:p>
          </table:table-cell>
          <table:table-cell table:number-columns-repeated="2"/>
          <table:table-cell table:style-name="ce3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03" calcext:value-type="date">
            <text:p>06/03/24</text:p>
          </table:table-cell>
          <table:table-cell office:value-type="currency" office:currency="EUR" office:value="13" calcext:value-type="currency">
            <text:p>13.00 €</text:p>
          </table:table-cell>
          <table:table-cell table:number-columns-repeated="4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14" calcext:value-type="date">
            <text:p>06/14/24</text:p>
          </table:table-cell>
          <table:table-cell office:value-type="currency" office:currency="EUR" office:value="14.5" calcext:value-type="currency">
            <text:p>14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8.5" calcext:value-type="currency">
            <text:p>8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45" calcext:value-type="currency">
            <text:p>4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7-02" calcext:value-type="date">
            <text:p>07/02/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EUR" office:value="8.03" calcext:value-type="currency">
            <text:p>8.0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4.5" calcext:value-type="currency">
            <text:p>4.50 €</text:p>
          </table:table-cell>
          <table:table-cell office:value-type="string" calcext:value-type="string">
            <text:p>Ausreißer; wahrscheinlich weil die 11er fehlten</text:p>
          </table:table-cell>
          <table:table-cell table:number-columns-repeated="1638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solver_acr" table:base-cell-address="$'Ein-Ausgaben'.$A$1" table:expression="0"/>
          <table:named-expression table:name="solver_asr" table:base-cell-address="$'Ein-Ausgaben'.$A$1" table:expression="0.5"/>
          <table:named-expression table:name="solver_ccoeff" table:base-cell-address="$'Ein-Ausgaben'.$A$1" table:expression="0.729"/>
          <table:named-expression table:name="solver_cog" table:base-cell-address="$'Ein-Ausgaben'.$A$1" table:expression="1.494"/>
          <table:named-expression table:name="solver_crpb" table:base-cell-address="$'Ein-Ausgaben'.$A$1" table:expression="0.9"/>
          <table:named-expression table:name="solver_eng" table:base-cell-address="$'Ein-Ausgaben'.$A$1" table:expression="3"/>
          <table:named-expression table:name="solver_enst" table:base-cell-address="$'Ein-Ausgaben'.$A$1" table:expression="1"/>
          <table:named-expression table:name="solver_gvr" table:base-cell-address="$'Ein-Ausgaben'.$A$1" table:expression="1"/>
          <table:named-expression table:name="solver_lcy" table:base-cell-address="$'Ein-Ausgaben'.$A$1" table:expression="2000"/>
          <table:named-expression table:name="solver_lo_eng" table:base-cell-address="$'Ein-Ausgaben'.$A$1" table:expression="&quot;com.sun.star.comp.Calc.NLPSolver.DEPSSolverImpl&quot;"/>
          <table:named-expression table:name="solver_mtpb" table:base-cell-address="$'Ein-Ausgaben'.$A$1" table:expression="0"/>
          <table:named-expression table:name="solver_num" table:base-cell-address="$'Ein-Ausgaben'.$A$1" table:expression="0"/>
          <table:named-range table:name="solver_opt" table:base-cell-address="$'Ein-Ausgaben'.$A$1" table:cell-range-address=".$D$12"/>
          <table:named-expression table:name="solver_prng" table:base-cell-address="$'Ein-Ausgaben'.$A$1" table:expression="0"/>
          <table:named-expression table:name="solver_rsp" table:base-cell-address="$'Ein-Ausgaben'.$A$1" table:expression="0"/>
          <table:named-expression table:name="solver_slim" table:base-cell-address="$'Ein-Ausgaben'.$A$1" table:expression="70"/>
          <table:named-expression table:name="solver_smax" table:base-cell-address="$'Ein-Ausgaben'.$A$1" table:expression="0.5"/>
          <table:named-expression table:name="solver_smin" table:base-cell-address="$'Ein-Ausgaben'.$A$1" table:expression="0.5"/>
          <table:named-expression table:name="solver_soc" table:base-cell-address="$'Ein-Ausgaben'.$A$1" table:expression="1.494"/>
          <table:named-expression table:name="solver_ssz" table:base-cell-address="$'Ein-Ausgaben'.$A$1" table:expression="70"/>
          <table:named-expression table:name="solver_stol" table:base-cell-address="$'Ein-Ausgaben'.$A$1" table:expression="0.000001"/>
          <table:named-expression table:name="solver_typ" table:base-cell-address="$'Ein-Ausgaben'.$A$1" table:expression="1"/>
          <table:named-expression table:name="solver_vrt" table:base-cell-address="$'Ein-Ausgaben'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PT Sans Expert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4P0"/>
    </number:currency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00:04:22.1406297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3:34:38.453465645</meta:creation-date>
    <dc:date>2024-07-09T01:35:38.512745272</dc:date>
    <meta:editing-duration>PT4H18S</meta:editing-duration>
    <meta:editing-cycles>12</meta:editing-cycles>
    <meta:generator>LibreOffice/24.2.4.2$Linux_X86_64 LibreOffice_project/420$Build-2</meta:generator>
    <meta:document-statistic meta:table-count="1" meta:cell-count="35" meta:object-count="0"/>
  </office:meta>
</office:document-meta>
</file>